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Operaciones básicas con vectores</text:p>
      <text:p text:style-name="Standard"/>
      <text:p text:style-name="Standard">La salida del programa es:</text:p>
      <text:p text:style-name="Standard"/>
      <text:p text:style-name="Standard"><text:tab/><text:tab/>v = <text:s text:c="5"/>w =</text:p>
      <text:p text:style-name="Standard"><text:tab/><text:tab/>(1.23) (-5.23)</text:p>
      <text:p text:style-name="Standard"><text:tab/><text:tab/>(2.23) (-4.23)</text:p>
      <text:p text:style-name="Standard"><text:tab/><text:tab/>(3.23) (-3.23)</text:p>
      <text:p text:style-name="Standard"><text:tab/><text:tab/>(4.23) (-2.23)</text:p>
      <text:p text:style-name="Standard"><text:tab/><text:tab/>(5.23) (-1.23)</text:p>
      <text:p text:style-name="Standard"><text:tab/><text:tab/>---------------</text:p>
      <text:p text:style-name="Standard"><text:tab/><text:tab/>Elemento 0 intecambiado con elemento 4 (de v)</text:p>
      <text:p text:style-name="Standard"><text:tab/><text:tab/>v' =</text:p>
      <text:p text:style-name="Standard"><text:tab/><text:tab/>(5.23)</text:p>
      <text:p text:style-name="Standard"><text:tab/><text:tab/>(2.23)</text:p>
      <text:p text:style-name="Standard"><text:tab/><text:tab/>(3.23)</text:p>
      <text:p text:style-name="Standard"><text:tab/><text:tab/>(4.23)</text:p>
      <text:p text:style-name="Standard"><text:tab/><text:tab/>(1.23)</text:p>
      <text:p text:style-name="Standard"><text:tab/><text:tab/>---------------</text:p>
      <text:p text:style-name="Standard"><text:tab/><text:tab/>Vector v en orden inverso</text:p>
      <text:p text:style-name="Standard"><text:tab/><text:tab/>v' =</text:p>
      <text:p text:style-name="Standard"><text:tab/><text:tab/>(5.23)</text:p>
      <text:p text:style-name="Standard"><text:tab/><text:tab/>(4.23)</text:p>
      <text:p text:style-name="Standard"><text:tab/><text:tab/>(3.23)</text:p>
      <text:p text:style-name="Standard"><text:tab/><text:tab/>(2.23)</text:p>
      <text:p text:style-name="Standard"><text:tab/><text:tab/>(1.23)</text:p>
      <text:p text:style-name="Standard"><text:tab/><text:tab/>---------------</text:p>
      <text:p text:style-name="Standard"><text:tab/><text:tab/>v + w =</text:p>
      <text:p text:style-name="Standard"><text:tab/><text:tab/>(-4)</text:p>
      <text:p text:style-name="Standard"><text:tab/><text:tab/>(-2)</text:p>
      <text:p text:style-name="Standard"><text:tab/><text:tab/>(-4.44089e-16)</text:p>
      <text:p text:style-name="Standard"><text:tab/><text:tab/>(2)</text:p>
      <text:p text:style-name="Standard"><text:tab/><text:tab/>(4)</text:p>
      <text:p text:style-name="Standard"><text:tab/><text:tab/>---------------</text:p>
      <text:p text:style-name="Standard"><text:tab/><text:tab/>v - w =</text:p>
      <text:p text:style-name="Standard"><text:tab/><text:tab/>(6.46)</text:p>
      <text:p text:style-name="Standard"><text:tab/><text:tab/>(6.46)</text:p>
      <text:p text:style-name="Standard"><text:tab/><text:tab/>(6.46)</text:p>
      <text:p text:style-name="Standard"><text:tab/><text:tab/>(6.46)</text:p>
      <text:p text:style-name="Standard"><text:tab/><text:tab/>(6.46)</text:p>
      <text:p text:style-name="Standard"><text:tab/><text:tab/>---------------</text:p>
      <text:p text:style-name="Standard"><text:tab/><text:tab/>v * w =</text:p>
      <text:p text:style-name="Standard"><text:tab/><text:tab/>(-6.4329)</text:p>
      <text:p text:style-name="Standard"><text:tab/><text:tab/>(-9.4329)</text:p>
      <text:p text:style-name="Standard"><text:tab/><text:tab/>(-10.4329)</text:p>
      <text:p text:style-name="Standard"><text:tab/><text:tab/>(-9.4329)</text:p>
      <text:p text:style-name="Standard"><text:tab/><text:tab/>(-6.4329)</text:p>
      <text:p text:style-name="Standard"><text:tab/><text:tab/>---------------</text:p>
      <text:p text:style-name="Standard"><text:tab/><text:tab/>v / w =</text:p>
      <text:p text:style-name="Standard"><text:soft-page-break/><text:tab/><text:tab/>(-0.235182)</text:p>
      <text:p text:style-name="Standard"><text:tab/><text:tab/>(-0.527187)</text:p>
      <text:p text:style-name="Standard"><text:tab/><text:tab/>(-1)</text:p>
      <text:p text:style-name="Standard"><text:tab/><text:tab/>(-1.89686)</text:p>
      <text:p text:style-name="Standard"><text:tab/><text:tab/>(-4.25203)</text:p>
      <text:p text:style-name="Standard"><text:tab/><text:tab/>---------------</text:p>
      <text:p text:style-name="Standard"><text:tab/><text:tab/>5v =</text:p>
      <text:p text:style-name="Standard"><text:tab/><text:tab/>(6.15)</text:p>
      <text:p text:style-name="Standard"><text:tab/><text:tab/>(11.15)</text:p>
      <text:p text:style-name="Standard"><text:tab/><text:tab/>(16.15)</text:p>
      <text:p text:style-name="Standard"><text:tab/><text:tab/>(21.15)</text:p>
      <text:p text:style-name="Standard"><text:tab/><text:tab/>(26.15)</text:p>
      <text:p text:style-name="Standard"><text:tab/><text:tab/>---------------</text:p>
      <text:p text:style-name="Standard"><text:tab/><text:tab/>v + 5 =</text:p>
      <text:p text:style-name="Standard"><text:tab/><text:tab/>(6.23)</text:p>
      <text:p text:style-name="Standard"><text:tab/><text:tab/>(7.23)</text:p>
      <text:p text:style-name="Standard"><text:tab/><text:tab/>(8.23)</text:p>
      <text:p text:style-name="Standard"><text:tab/><text:tab/>(9.23)</text:p>
      <text:p text:style-name="Standard"><text:tab/><text:tab/>(10.23)</text:p>
      <text:p text:style-name="Standard"><text:tab/><text:tab/>---------------</text:p>
      <text:p text:style-name="Standard"><text:tab/><text:tab/>suma = 16.15</text:p>
      <text:p text:style-name="Standard"><text:tab/><text:tab/>---------------</text:p>
      <text:p text:style-name="Standard"><text:tab/><text:tab/>v.w = -42.1645</text:p>
      <text:p text:style-name="Standard"><text:tab/><text:tab/>---------------</text:p>
      <text:p text:style-name="Standard"><text:tab/><text:tab/>2*w + 5*v =</text:p>
      <text:p text:style-name="Standard"><text:tab/><text:tab/>(-4.31)</text:p>
      <text:p text:style-name="Standard"><text:tab/><text:tab/>(2.69)</text:p>
      <text:p text:style-name="Standard"><text:tab/><text:tab/>(9.69)</text:p>
      <text:p text:style-name="Standard"><text:tab/><text:tab/>(16.69)</text:p>
      <text:p text:style-name="Standard"><text:tab/><text:tab/>(23.69)</text:p>
      <text:p text:style-name="Standard"><text:tab/><text:tab/>---------------</text:p>
      <text:p text:style-name="Standard"><text:tab/><text:tab/>max(v) = 5.23</text:p>
      <text:p text:style-name="Standard"><text:tab/><text:tab/>---------------</text:p>
      <text:p text:style-name="Standard"><text:tab/><text:tab/>min(v) = 1.23</text:p>
      <text:p text:style-name="Standard"><text:tab/><text:tab/>---------------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DejaVu Sans" style:font-size-asian="12pt" style:language-asian="none" style:country-asian="none" style:font-name-complex="Noto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MX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14T18:00:31.804301630</dc:date>
    <meta:editing-duration>PT30S</meta:editing-duration>
    <meta:editing-cycles>1</meta:editing-cycles>
    <meta:document-statistic meta:table-count="0" meta:image-count="0" meta:object-count="0" meta:page-count="2" meta:paragraph-count="82" meta:word-count="137" meta:character-count="998" meta:non-whitespace-character-count="778"/>
    <meta:generator>LibreOffice/7.2.7.2$Linux_X86_64 LibreOffice_project/20$Build-2</meta:generator>
  </office:meta>
</office:document-meta>
</file>